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10 Pitch" officeooo:rsid="001154cf" officeooo:paragraph-rsid="001154cf"/>
    </style:style>
    <style:style style:name="P2" style:family="paragraph" style:parent-style-name="Preformatted_20_Text">
      <style:paragraph-properties fo:text-align="center" style:justify-single-word="false"/>
      <style:text-properties style:font-name="Courier 10 Pitch" officeooo:rsid="001154cf" officeooo:paragraph-rsid="001154cf"/>
    </style:style>
    <style:style style:name="P3" style:family="paragraph" style:parent-style-name="Preformatted_20_Text" style:list-style-name="L1">
      <style:text-properties style:font-name="Courier 10 Pitch" fo:font-size="12pt" officeooo:rsid="001154cf" officeooo:paragraph-rsid="001154cf" style:font-size-asian="12pt" style:font-size-complex="12pt"/>
    </style:style>
    <style:style style:name="P4" style:family="paragraph" style:parent-style-name="Preformatted_20_Text">
      <style:text-properties style:font-name="Courier 10 Pitch" fo:font-size="12pt" officeooo:rsid="001154cf" officeooo:paragraph-rsid="001154cf" style:font-size-asian="12pt" style:font-size-complex="12pt"/>
    </style:style>
    <style:style style:name="P5" style:family="paragraph" style:parent-style-name="Preformatted_20_Text" style:list-style-name="L1">
      <style:text-properties style:font-name="Courier 10 Pitch" fo:font-size="12pt" officeooo:rsid="0011cf8a" officeooo:paragraph-rsid="0011cf8a" style:font-size-asian="12pt" style:font-size-complex="12pt"/>
    </style:style>
    <style:style style:name="P6" style:family="paragraph" style:parent-style-name="Preformatted_20_Text" style:list-style-name="L1">
      <style:text-properties officeooo:paragraph-rsid="0011cf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fo:color="#313131" style:font-name="Menlo" fo:font-size="9pt" fo:letter-spacing="normal" fo:font-style="normal" fo:font-weight="normal"/>
    </style:style>
    <style:style style:name="T5" style:family="text">
      <style:text-properties fo:font-variant="normal" fo:text-transform="none" fo:color="#313131" style:font-name="Menlo" fo:font-size="9pt" fo:letter-spacing="normal" fo:font-style="normal" fo:font-weight="normal" officeooo:rsid="0011cf8a" style:font-size-asian="12pt" style:font-size-complex="12pt"/>
    </style:style>
    <style:style style:name="T6" style:family="text">
      <style:text-properties fo:font-variant="normal" fo:text-transform="none" fo:color="#313131" fo:letter-spacing="normal"/>
    </style:style>
    <style:style style:name="T7" style:family="text">
      <style:text-properties style:font-name="Courier 10 Pitch" fo:font-size="12pt" officeooo:rsid="0011cf8a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Spark Installation</text:span> </text:p>
      <text:p text:style-name="P1"/>
      <text:p text:style-name="P1"/>
      <text:list xml:id="list4893052697961081360" text:style-name="L1">
        <text:list-item>
          <text:p text:style-name="P3">&gt; curl http://www-eu.apache.org/dist/spark/spark-2.3.1/spark-2.3.1-binhadoop2.7.tgz</text:p>
        </text:list-item>
        <text:list-item>
          <text:p text:style-name="P5">&gt; tar xvf spark-2.3.1-bin-hadoop2.7.tgz</text:p>
        </text:list-item>
        <text:list-item>
          <text:p text:style-name="P5">&gt; <text:span text:style-name="T4">mv spark-2.3.1-bin-hadoop2.7 /usr/local/spark </text:span></text:p>
        </text:list-item>
        <text:list-item>
          <text:p text:style-name="P6"><text:span text:style-name="T7">&gt; gedit</text:span><text:span text:style-name="T6"> </text:span><text:span text:style-name="T4">~/.bashrc</text:span></text:p>
          <text:list>
            <text:list-item>
              <text:p text:style-name="P6"><text:span text:style-name="T5">export PATH = $PATH:/usr/local/spark/bin</text:span></text:p>
            </text:list-item>
          </text:list>
        </text:list-item>
        <text:list-item>
          <text:p text:style-name="P5">&gt; source ~/.bashrc</text:p>
        </text:list-item>
        <text:list-item>
          <text:p text:style-name="P5">&gt; spark-submit –version</text:p>
        </text:list-item>
        <text:list-item>
          <text:p text:style-name="P5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>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10:34:19.844352299</dc:date>
    <meta:editing-duration>PT2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54" meta:character-count="315" meta:non-whitespace-character-count="295"/>
  </office:meta>
</office:document-meta>
</file>